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b9af1" officeooo:paragraph-rsid="001b9af1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b9af1" officeooo:paragraph-rsid="001c7ca8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c7ca8" officeooo:paragraph-rsid="0024ab7e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c7ca8" officeooo:paragraph-rsid="0024ab7e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1e42c9" officeooo:paragraph-rsid="001fb2bd"/>
    </style:style>
    <style:style style:name="P6" style:family="paragraph" style:parent-style-name="Standard" style:list-style-name="L5">
      <style:paragraph-properties fo:text-align="start" style:justify-single-word="false"/>
      <style:text-properties officeooo:rsid="001fb2bd" officeooo:paragraph-rsid="001fb2bd"/>
    </style:style>
    <style:style style:name="P7" style:family="paragraph" style:parent-style-name="Standard" style:list-style-name="L5">
      <style:paragraph-properties fo:text-align="start" style:justify-single-word="false"/>
    </style:style>
    <style:style style:name="P8" style:family="paragraph" style:parent-style-name="Standard" style:list-style-name="L6">
      <style:paragraph-properties fo:text-align="start" style:justify-single-word="false"/>
      <style:text-properties officeooo:paragraph-rsid="0021037e"/>
    </style:style>
    <style:style style:name="P9" style:family="paragraph" style:parent-style-name="Standard" style:list-style-name="L5">
      <style:paragraph-properties fo:text-align="start" style:justify-single-word="false"/>
      <style:text-properties officeooo:rsid="0021037e" officeooo:paragraph-rsid="0021037e"/>
    </style:style>
    <style:style style:name="P10" style:family="paragraph" style:parent-style-name="Standard" style:list-style-name="L6">
      <style:paragraph-properties fo:text-align="start" style:justify-single-word="false"/>
      <style:text-properties officeooo:rsid="0021037e" officeooo:paragraph-rsid="0021037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037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b9af1" officeooo:paragraph-rsid="001b9af1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paragraph-rsid="001fb2b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paragraph-rsid="0021037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paragraph-rsid="0024ab7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1b9af1" officeooo:paragraph-rsid="0024ab7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b9af1" officeooo:paragraph-rsid="001b9af1" style:font-size-asian="12pt" style:font-weight-asian="bold" style:font-size-complex="12pt" style:font-weight-complex="bold"/>
    </style:style>
    <style:style style:name="T1" style:family="text">
      <style:text-properties fo:color="#000000" style:font-name="Courier New" fo:font-size="10pt" style:font-size-asian="10pt"/>
    </style:style>
    <style:style style:name="T2" style:family="text">
      <style:text-properties fo:color="#000000" style:font-name="Courier New" fo:font-size="10pt" officeooo:rsid="001c7ca8" style:font-size-asian="10pt"/>
    </style:style>
    <style:style style:name="T3" style:family="text">
      <style:text-properties fo:color="#000000" style:font-name="Courier New" fo:font-size="10pt" officeooo:rsid="001e42c9" style:font-size-asian="10pt"/>
    </style:style>
    <style:style style:name="T4" style:family="text">
      <style:text-properties fo:color="#000000" style:font-name="Courier New" fo:font-size="10pt" officeooo:rsid="001fb2bd" style:font-size-asian="10pt"/>
    </style:style>
    <style:style style:name="T5" style:family="text">
      <style:text-properties fo:color="#000000" style:font-name="Courier New" fo:font-size="10pt" officeooo:rsid="0021037e" style:font-size-asian="10pt"/>
    </style:style>
    <style:style style:name="T6" style:family="text">
      <style:text-properties fo:color="#000000"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6">Unterschiede:</text:span></text:p>
      <text:p text:style-name="P13"><text:span text:style-name="T1"/></text:p>
      <text:p text:style-name="P17"><text:span text:style-name="T5">wsdl:definitions:</text:span></text:p>
      <text:list xml:id="list6825096805585549490" text:style-name="L1">
        <text:list-item>
          <text:p text:style-name="P1"><text:span text:style-name="T1">bei „definitions[1]“ Länge der Child Nodelist ist 7 statt 12</text:span></text:p>
          <text:p text:style-name="P1"><text:span text:style-name="T1"/></text:p>
        </text:list-item>
        <text:list-item>
          <text:p text:style-name="P2"><text:span text:style-name="T1">bei „ definitions[1]/types[1]/schema[1]/import[1]/@namespace“ </text:span><text:span text:style-name="T2">und </text:span></text:p>
        </text:list-item>
        <text:list-item>
          <text:p text:style-name="P2"><text:span text:style-name="T2">bei „ definitions[1]/types[1]/schema[2]/@targetNamespace“</text:span><text:span text:style-name="T1"> ist </text:span><text:span text:style-name="T3">Wert</text:span><text:span text:style-name="T1"> „http://xml.apache.org/xml-soap2“ statt „http://xml.apache.org/xml-soap“</text:span></text:p>
        </text:list-item>
      </text:list>
      <text:p text:style-name="P11"/>
      <text:p text:style-name="P16"><text:span text:style-name="T1">wsdl:portType:</text:span></text:p>
      <text:list xml:id="list3087772002115152281" text:style-name="L2">
        <text:list-item>
          <text:p text:style-name="P3"><text:span text:style-name="T1">bei „definitions[1]/portType[1]“ Länge der Child Nodelist ist 4 statt 9</text:span></text:p>
        </text:list-item>
      </text:list>
      <text:p text:style-name="P11"/>
      <text:p text:style-name="P16"><text:span text:style-name="T1">wsdl:binding:</text:span></text:p>
      <text:list xml:id="list3093291911777748987" text:style-name="L3">
        <text:list-item>
          <text:p text:style-name="P4"><text:span text:style-name="T1">bei „definitions[1]/binding[1]“ Länge der Child Nodelist ist 5 statt 10</text:span></text:p>
        </text:list-item>
      </text:list>
      <text:p text:style-name="P11"/>
      <text:p text:style-name="P14"><text:span text:style-name="T1">wsdlsoap:binding transport:</text:span></text:p>
      <text:list xml:id="list8755306979934153470" text:style-name="L4">
        <text:list-item>
          <text:p text:style-name="P5"><text:span text:style-name="T1">bei „ definitions[1]/binding[1]/binding[1]/@transport“ ist Wert „http://schemas.xmlsoap.org/soap/http11“ </text:span><text:span text:style-name="T4">statt „http://schemas.xmlsoap.org/soap/http“</text:span></text:p>
        </text:list-item>
      </text:list>
      <text:p text:style-name="P11"><text:span text:style-name="T1"/></text:p>
      <text:p text:style-name="P14"><text:span text:style-name="T1">wsdl:service:</text:span></text:p>
      <text:list xml:id="list5757534149096895035" text:style-name="L5">
        <text:list-item>
          <text:p text:style-name="P6"><text:span text:style-name="T1">bei „definitions[1]/service[1]“ Länge der Child Nodelist ist 6 statt 11</text:span></text:p>
          <text:p text:style-name="P7"><text:span text:style-name="T1"/></text:p>
        </text:list-item>
        <text:list-item>
          <text:p text:style-name="P9"><text:span text:style-name="T1">bei „definitions[1]/service[1]“ ist Wert „ CalculatorService_Impl“ statt „ CalculatorService“</text:span></text:p>
        </text:list-item>
      </text:list>
      <text:p text:style-name="P11"><text:span text:style-name="T1"/></text:p>
      <text:p text:style-name="P15"><text:span text:style-name="T1">wsdl:message:</text:span></text:p>
      <text:list xml:id="list1761248027003458827" text:style-name="L6">
        <text:list-item>
          <text:p text:style-name="P10"><text:span text:style-name="T1">bei „definitions[1]/message[4]“ wird Child erwartet aber ist NULL</text:span></text:p>
        </text:list-item>
        <text:list-item>
          <text:p text:style-name="P10"><text:span text:style-name="T1">bei „definitions[1]/message[5]“ wird Child erwartet aber ist NULL</text:span></text:p>
        </text:list-item>
        <text:list-item>
          <text:p text:style-name="P10"><text:span text:style-name="T1">bei „definitions[1]/message[6]“ wird Child erwartet aber ist NULL</text:span></text:p>
        </text:list-item>
        <text:list-item>
          <text:p text:style-name="P10"><text:span text:style-name="T1">bei „definitions[1]/message[7]“ wird Child erwartet aber ist NULL</text:span></text:p>
        </text:list-item>
        <text:list-item>
          <text:p text:style-name="P8"><text:span text:style-name="T5">bei „definitions[1]/message[8]“ wird Child erwartet aber ist NULL</text:span></text:p>
        </text:list-item>
      </text:list>
      <text:p text:style-name="P12"/>
      <text:p text:style-name="P11"><text:span text:style-name="T1"/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3:14:20.601000000</meta:creation-date>
    <dc:date>2016-02-02T14:04:26.348000000</dc:date>
    <meta:editing-duration>PT34M54S</meta:editing-duration>
    <meta:editing-cycles>6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22" meta:word-count="132" meta:character-count="1170" meta:non-whitespace-character-count="1072"/>
  </office:meta>
</office:document-meta>
</file>